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04173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normal" officeooo:rsid="002f6d8b" officeooo:paragraph-rsid="00041734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paragraph-rsid="00041734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c1144" officeooo:paragraph-rsid="00041734"/>
    </style:style>
    <style:style style:name="P5" style:family="paragraph" style:parent-style-name="Standard">
      <style:text-properties fo:font-weight="bold" officeooo:rsid="000c1144" officeooo:paragraph-rsid="00041734" style:font-weight-asian="bold" style:font-weight-complex="bold"/>
    </style:style>
    <style:style style:name="P6" style:family="paragraph" style:parent-style-name="Standard">
      <style:text-properties fo:font-weight="bold" officeooo:rsid="002dbe9b" officeooo:paragraph-rsid="00041734" style:font-weight-asian="bold" style:font-weight-complex="bold"/>
    </style:style>
    <style:style style:name="P7" style:family="paragraph" style:parent-style-name="Standard">
      <style:text-properties fo:font-weight="bold" officeooo:rsid="002de30f" officeooo:paragraph-rsid="00041734" style:font-weight-asian="bold" style:font-weight-complex="bold"/>
    </style:style>
    <style:style style:name="P8" style:family="paragraph" style:parent-style-name="Standard">
      <style:text-properties fo:font-weight="bold" officeooo:rsid="00111731" officeooo:paragraph-rsid="00041734" style:font-weight-asian="bold" style:font-weight-complex="bold"/>
    </style:style>
    <style:style style:name="P9" style:family="paragraph" style:parent-style-name="Standard">
      <style:text-properties fo:font-weight="bold" officeooo:rsid="0014b5f8" officeooo:paragraph-rsid="00041734" style:font-weight-asian="bold" style:font-weight-complex="bold"/>
    </style:style>
    <style:style style:name="P10" style:family="paragraph" style:parent-style-name="Standard">
      <style:text-properties fo:font-weight="bold" officeooo:rsid="001798e8" officeooo:paragraph-rsid="00041734" style:font-weight-asian="bold" style:font-weight-complex="bold"/>
    </style:style>
    <style:style style:name="P11" style:family="paragraph" style:parent-style-name="Standard">
      <style:text-properties fo:font-weight="bold" officeooo:rsid="00188807" officeooo:paragraph-rsid="00041734" style:font-weight-asian="bold" style:font-weight-complex="bold"/>
    </style:style>
    <style:style style:name="P12" style:family="paragraph" style:parent-style-name="Standard">
      <style:text-properties fo:font-weight="bold" officeooo:rsid="001c0a0e" officeooo:paragraph-rsid="00041734" style:font-weight-asian="bold" style:font-weight-complex="bold"/>
    </style:style>
    <style:style style:name="P13" style:family="paragraph" style:parent-style-name="Standard">
      <style:text-properties fo:font-weight="bold" officeooo:rsid="001d84f2" officeooo:paragraph-rsid="00041734" style:font-weight-asian="bold" style:font-weight-complex="bold"/>
    </style:style>
    <style:style style:name="P14" style:family="paragraph" style:parent-style-name="Standard">
      <style:text-properties fo:font-weight="bold" officeooo:rsid="00220361" officeooo:paragraph-rsid="00041734" style:font-weight-asian="bold" style:font-weight-complex="bold"/>
    </style:style>
    <style:style style:name="P15" style:family="paragraph" style:parent-style-name="Standard">
      <style:text-properties officeooo:rsid="000f4cdc" officeooo:paragraph-rsid="00041734"/>
    </style:style>
    <style:style style:name="P16" style:family="paragraph" style:parent-style-name="Standard">
      <style:text-properties officeooo:rsid="000d6e77" officeooo:paragraph-rsid="00041734"/>
    </style:style>
    <style:style style:name="P17" style:family="paragraph" style:parent-style-name="Standard">
      <style:text-properties officeooo:rsid="00111731" officeooo:paragraph-rsid="00041734"/>
    </style:style>
    <style:style style:name="P18" style:family="paragraph" style:parent-style-name="Standard">
      <style:text-properties officeooo:rsid="0012fe23" officeooo:paragraph-rsid="00041734"/>
    </style:style>
    <style:style style:name="P19" style:family="paragraph" style:parent-style-name="Standard">
      <style:text-properties officeooo:rsid="00261cde" officeooo:paragraph-rsid="00041734"/>
    </style:style>
    <style:style style:name="P20" style:family="paragraph" style:parent-style-name="Standard">
      <style:text-properties officeooo:rsid="0014b5f8" officeooo:paragraph-rsid="00041734"/>
    </style:style>
    <style:style style:name="P21" style:family="paragraph" style:parent-style-name="Standard">
      <style:text-properties officeooo:rsid="00159e0c" officeooo:paragraph-rsid="00041734"/>
    </style:style>
    <style:style style:name="P22" style:family="paragraph" style:parent-style-name="Standard">
      <style:text-properties officeooo:rsid="001798e8" officeooo:paragraph-rsid="00041734"/>
    </style:style>
    <style:style style:name="P23" style:family="paragraph" style:parent-style-name="Standard">
      <style:text-properties officeooo:rsid="00188807" officeooo:paragraph-rsid="00041734"/>
    </style:style>
    <style:style style:name="P24" style:family="paragraph" style:parent-style-name="Standard">
      <style:text-properties officeooo:rsid="001c0a0e" officeooo:paragraph-rsid="00041734"/>
    </style:style>
    <style:style style:name="P25" style:family="paragraph" style:parent-style-name="Standard">
      <style:text-properties officeooo:rsid="001d84f2" officeooo:paragraph-rsid="00041734"/>
    </style:style>
    <style:style style:name="P26" style:family="paragraph" style:parent-style-name="Standard">
      <style:text-properties officeooo:rsid="001f81fb" officeooo:paragraph-rsid="00041734"/>
    </style:style>
    <style:style style:name="P27" style:family="paragraph" style:parent-style-name="Standard">
      <style:text-properties officeooo:rsid="00220361" officeooo:paragraph-rsid="00041734"/>
    </style:style>
    <style:style style:name="P28" style:family="paragraph" style:parent-style-name="Standard">
      <style:text-properties officeooo:rsid="00258603" officeooo:paragraph-rsid="00041734"/>
    </style:style>
    <style:style style:name="P29" style:family="paragraph" style:parent-style-name="Standard">
      <style:text-properties fo:font-variant="normal" fo:text-transform="none" fo:color="#444444" loext:opacity="100%" style:font-name="Inter" fo:font-size="10.5pt" fo:letter-spacing="normal" fo:font-style="normal" fo:font-weight="bold" officeooo:rsid="0004f52e" officeooo:paragraph-rsid="0004f52e" style:font-weight-asian="bold" style:font-weight-complex="bold"/>
    </style:style>
    <style:style style:name="P30" style:family="paragraph" style:parent-style-name="Standard">
      <style:text-properties style:font-name="Liberation Serif" fo:font-size="12pt" fo:font-weight="bold" officeooo:rsid="002f6d8b" officeooo:paragraph-rsid="00041734" style:font-size-asian="12pt" style:font-weight-asian="bold" style:font-size-complex="12pt" style:font-weight-complex="bold"/>
    </style:style>
    <style:style style:name="T1" style:family="text">
      <style:text-properties officeooo:rsid="000ca3b7"/>
    </style:style>
    <style:style style:name="T2" style:family="text">
      <style:text-properties officeooo:rsid="0012fe23"/>
    </style:style>
    <style:style style:name="T3" style:family="text">
      <style:text-properties officeooo:rsid="00159e0c"/>
    </style:style>
    <style:style style:name="T4" style:family="text">
      <style:text-properties officeooo:rsid="001f81fb"/>
    </style:style>
    <style:style style:name="T5" style:family="text">
      <style:text-properties officeooo:rsid="00258603"/>
    </style:style>
    <style:style style:name="T6" style:family="text">
      <style:text-properties officeooo:rsid="0023bba8"/>
    </style:style>
    <style:style style:name="T7" style:family="text">
      <style:text-properties officeooo:rsid="00066cd9"/>
    </style:style>
    <style:style style:name="T8" style:family="text">
      <style:text-properties officeooo:rsid="00093a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9">Linux System Administrator - <text:span text:style-name="T8">703</text:span></text:p>
      <text:p text:style-name="P5"/>
      <text:p text:style-name="P6">Laboratório <text:span text:style-name="T7">1</text:span></text:p>
      <text:p text:style-name="P6"/>
      <text:p text:style-name="P7">Antes de iniciar o laboratório, execute o seguinte comando:</text:p>
      <text:p text:style-name="P7"/>
      <text:p text:style-name="P7"># history -c</text:p>
      <text:p text:style-name="P5"/>
      <text:p text:style-name="P5">1) Execute o comando ls usando o caminho absoluto.</text:p>
      <text:p text:style-name="P4"/>
      <text:p text:style-name="P4">Resposta: </text:p>
      <text:p text:style-name="P4">/bin/ls</text:p>
      <text:p text:style-name="P4"/>
      <text:p text:style-name="P5">2) Visualize o conteúdo da variável $HOME.</text:p>
      <text:p text:style-name="P4"/>
      <text:p text:style-name="P4">Resposta:</text:p>
      <text:p text:style-name="P4">echo $HOME</text:p>
      <text:p text:style-name="P4"/>
      <text:p text:style-name="P5">3) <text:span text:style-name="T1">Acesse o diretório que armazena a documentação do Linux.</text:span></text:p>
      <text:p text:style-name="P4"/>
      <text:p text:style-name="P15">Resposta:</text:p>
      <text:p text:style-name="P16">cd /usr/share/doc</text:p>
      <text:p text:style-name="P16"/>
      <text:p text:style-name="P16"/>
      <text:p text:style-name="P8">4) <text:span text:style-name="T2">Visualize os 10 últimos comandos no histórico do usuário root.</text:span></text:p>
      <text:p text:style-name="P17"/>
      <text:p text:style-name="P18">Resposta:</text:p>
      <text:p text:style-name="P18">fc -l 10</text:p>
      <text:p text:style-name="P19">ou</text:p>
      <text:p text:style-name="P19">history | tail</text:p>
      <text:p text:style-name="P19">ou</text:p>
      <text:p text:style-name="P19">history | tail -n 10</text:p>
      <text:p text:style-name="P18"/>
      <text:p text:style-name="P9">5) <text:span text:style-name="T3">Crie um diretório chamado arquivos em /tmp usando caminho absoluto tomando cuidado para não sobrescrever o diretório caso o mesmo já existir.</text:span></text:p>
      <text:p text:style-name="P20"/>
      <text:p text:style-name="P21">Resposta:</text:p>
      <text:p text:style-name="P21"># mkdir -p /tmp/arquivos</text:p>
      <text:p text:style-name="P21"/>
      <text:p text:style-name="P21"/>
      <text:p text:style-name="P10">6) Visualize as 5 últimas linhas do arquivo /etc/passwd usando caminho absoluto.</text:p>
      <text:p text:style-name="P22"/>
      <text:p text:style-name="P22">Resposta:</text:p>
      <text:p text:style-name="P22">tail -n 5 /etc/passwd</text:p>
      <text:p text:style-name="P22"/>
      <text:p text:style-name="P11">7) Usando o comando awk mostre uma lista de logins de usuários com UID maior que 999.</text:p>
      <text:p text:style-name="P23"/>
      <text:p text:style-name="P23">Resposta:</text:p>
      <text:p text:style-name="P23">awk -F: '($3 &gt; 999) {print $1}' /etc/passwd</text:p>
      <text:p text:style-name="P12"/>
      <text:p text:style-name="P12">8) Mostre na saída padrão o conteúdo do arquivo /etc/passwd em letras maiúsculas.</text:p>
      <text:p text:style-name="P24"><text:soft-page-break/></text:p>
      <text:p text:style-name="P24">tr [a-z] [A-Z] &lt; /etc/passwd</text:p>
      <text:p text:style-name="P24"/>
      <text:p text:style-name="P13">9) <text:span text:style-name="T4">Use o comando que mostra quantas linhas possui o arquivo /etc/passwd usando o caminho absoluto.</text:span></text:p>
      <text:p text:style-name="P25"/>
      <text:p text:style-name="P26">Resposta:</text:p>
      <text:p text:style-name="P26">wc -l /etc/passwd</text:p>
      <text:p text:style-name="P25"/>
      <text:p text:style-name="P14">10) Com um só comando tente ler todo o conteúdo do diretório (arquivos e pastas) /etc encaminhando a saída normal para o /dev/null e a saí<text:span text:style-name="T5">da</text:span> de erros também. <text:span text:style-name="T6">Lembre-se o comando cat lê somente arquivos de textos e quando é executado passando como parâmetro um diretório é gerada uma saída de erro.</text:span></text:p>
      <text:p text:style-name="P27"/>
      <text:p text:style-name="P28">Resposta:</text:p>
      <text:p text:style-name="P3">cat /etc/* &gt; /dev/null 2&gt;&amp;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4:23.647031224</meta:creation-date>
    <dc:date>2021-04-11T18:46:15.536165585</dc:date>
    <meta:editing-duration>PT1M41S</meta:editing-duration>
    <meta:editing-cycles>5</meta:editing-cycles>
    <meta:generator>LibreOffice/7.1.1.2$Linux_X86_64 LibreOffice_project/10$Build-2</meta:generator>
    <meta:document-statistic meta:table-count="0" meta:image-count="0" meta:object-count="0" meta:page-count="2" meta:paragraph-count="37" meta:word-count="246" meta:character-count="1439" meta:non-whitespace-character-count="1229"/>
  </office:meta>
</office:document-meta>
</file>